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00" draw:marker-start-width="0.35cm" draw:marker-end-width="0.35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ff00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ff00" draw:marker-start="Arrow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fo:min-height="10.4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center" fo:text-indent="0cm"/>
      <style:text-properties fo:font-size="20pt" fo:font-weight="bold"/>
    </style:style>
    <style:style style:name="P6" style:family="paragraph">
      <style:paragraph-properties fo:text-align="center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3.6cm" fo:margin-right="0cm" text:enable-numbering="false" fo:text-indent="-0.6cm"/>
      <style:text-properties fo:font-size="20pt" fo:font-weight="bold"/>
    </style:style>
    <style:style style:name="P9" style:family="paragraph">
      <style:paragraph-properties fo:margin-left="4.8cm" fo:margin-right="0cm" text:enable-numbering="false" fo:text-indent="-0.6cm"/>
      <style:text-properties fo:font-size="20pt" fo:font-weight="bold"/>
    </style:style>
    <style:style style:name="P10" style:family="paragraph">
      <style:paragraph-properties fo:margin-left="6cm" fo:margin-right="0cm" text:enable-numbering="false" fo:text-indent="-0.6cm"/>
      <style:text-properties fo:font-size="20pt" fo:font-weight="bold"/>
    </style:style>
    <style:style style:name="P11" style:family="paragraph">
      <style:paragraph-properties text:enable-numbering="false"/>
      <style:text-properties fo:font-size="20pt" fo:font-weight="bold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6cm" fo:margin-right="0cm" text:enable-numbering="false" fo:text-indent="-0.6cm"/>
    </style:style>
    <style:style style:name="P14" style:family="paragraph">
      <style:paragraph-properties fo:margin-left="3.6cm" fo:margin-right="0cm" text:enable-numbering="false" fo:text-indent="-0.6cm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4" style:family="text">
      <style:text-properties fo:color="#ffff00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5" style:family="text">
      <style:text-properties fo:color="#23ff23"/>
    </style:style>
    <style:style style:name="T6" style:family="text">
      <style:text-properties fo:color="#ffcc99"/>
    </style:style>
    <style:style style:name="T7" style:family="text">
      <style:text-properties fo:font-size="20pt" fo:font-weight="bold"/>
    </style:style>
    <style:style style:name="T8" style:family="text">
      <style:text-properties fo:color="#ffff00" fo:font-size="20pt" fo:font-weight="bold"/>
    </style:style>
    <style:style style:name="T9" style:family="text">
      <style:text-properties fo:font-size="24pt" fo:font-weight="normal"/>
    </style:style>
    <style:style style:name="T10" style:family="text">
      <style:text-properties fo:color="#ffff00" fo:font-size="24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23.1-23.4: threads</presentation:footer-decl>
      <presentation:footer-decl presentation:name="ftr2">CMPTxxxx</presentation:footer-decl>
      <presentation:date-time-decl presentation:name="dtd1" presentation:source="fixed">4 Ap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23.1-23.4: Threads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4 April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Connectionless client/server networking with <text:span text:style-name="T1">UDP</text:span></text:p>
              </text:list-item>
            </text:list>
            <text:list text:style-name="L3">
              <text:list-item>
                <text:p text:style-name="P3"><text:span text:style-name="T1">Receiving</text:span> a UDP packet (server)</text:p>
              </text:list-item>
            </text:list>
            <text:list text:style-name="L3">
              <text:list-item>
                <text:p text:style-name="P3"><text:span text:style-name="T1">Sending</text:span> a UDP packet (client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Multithreading</text:span></text:p>
              </text:list-item>
            </text:list>
            <text:list text:style-name="L3">
              <text:list-item>
                <text:list>
                  <text:list-item>
                    <text:p text:style-name="P4">Thread <text:span text:style-name="T1">states</text:span>: runnable, wait, timed wa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chedul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reating</text:span> <text:span text:style-name="T1">tasks</text:span> in Java 1.5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xecutors</text:span> (managers) in Java 1.5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Multithreading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Concurrency</text:span> is running multiple tasks at the same time</text:p>
              </text:list-item>
            </text:list>
            <text:list text:style-name="L3">
              <text:list-item>
                <text:list>
                  <text:list-item>
                    <text:p text:style-name="P4">Downloading a file, watching a movie, checking emai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ne <text:span text:style-name="T1">server</text:span> talking to multiple client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Threads</text:span> are individual tasks (objects) that may run concurrentl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xecutor</text:span> (master) thread starts and coordinates worker threads</text:p>
                  </text:list-item>
                </text:list>
              </text:list-item>
            </text:list>
            <text:list text:style-name="L3">
              <text:list-item>
                <text:p text:style-name="P3">Multithreading is built-in to Java <text:span text:style-name="T3">≥</text:span><text:span text:style-name="T4">1.5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Thread state diagram</text:p>
          </draw:text-box>
        </draw:frame>
        <draw:frame presentation:style-name="pr8" draw:text-style-name="P3" draw:layer="layout" svg:width="17.6cm" svg:height="10.813cm" svg:x="1.4cm" svg:y="4.507cm" presentation:class="outline" presentation:user-transformed="true">
          <draw:text-box>
            <text:list text:style-name="L3">
              <text:list-item>
                <text:p text:style-name="P3">Threads can be in one of four <text:span text:style-name="T1">state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New</text:span>: not yet initializ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unnable</text:span>: executing its tas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aiting</text:span>: blocked waiting for another thr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imed</text:span> waiting: blocked for a fixed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erminated</text:span></text:p>
                  </text:list-item>
                </text:list>
              </text:list-item>
            </text:list>
          </draw:text-box>
        </draw:frame>
        <draw:ellipse draw:style-name="gr2" draw:text-style-name="P5" draw:id="id1" draw:layer="layout" svg:width="4.5cm" svg:height="1.5cm" svg:x="20cm" svg:y="7.5cm">
          <text:p text:style-name="P5">new</text:p>
        </draw:ellipse>
        <draw:ellipse draw:style-name="gr2" draw:text-style-name="P5" draw:id="id2" draw:layer="layout" svg:width="4.5cm" svg:height="1.5cm" svg:x="20cm" svg:y="10.5cm">
          <text:p text:style-name="P5">runnable</text:p>
        </draw:ellipse>
        <draw:ellipse draw:style-name="gr2" draw:text-style-name="P5" draw:id="id3" draw:layer="layout" svg:width="4.5cm" svg:height="1.5cm" svg:x="13.5cm" svg:y="14cm">
          <text:p text:style-name="P5">waiting</text:p>
        </draw:ellipse>
        <draw:ellipse draw:style-name="gr2" draw:text-style-name="P5" draw:id="id4" draw:layer="layout" svg:width="4.5cm" svg:height="1.5cm" svg:x="19.5cm" svg:y="14cm">
          <text:p text:style-name="P5">timed</text:p>
        </draw:ellipse>
        <draw:ellipse draw:style-name="gr2" draw:text-style-name="P5" draw:id="id5" draw:layer="layout" svg:width="4.5cm" svg:height="1.5cm" svg:x="23cm" svg:y="16cm">
          <text:p text:style-name="P5">terminate</text:p>
        </draw:ellipse>
        <draw:connector draw:style-name="gr3" draw:text-style-name="P6" draw:layer="layout" draw:type="line" svg:x1="22.25cm" svg:y1="9cm" svg:x2="22.25cm" svg:y2="10.5cm" draw:start-shape="id1" draw:start-glue-point="2" draw:end-shape="id2" draw:end-glue-point="0">
          <text:p text:style-name="P1"/>
        </draw:connector>
        <draw:connector draw:style-name="gr4" draw:text-style-name="P6" draw:layer="layout" draw:type="line" svg:x1="22.25cm" svg:y1="12cm" svg:x2="15.75cm" svg:y2="14cm" draw:start-shape="id2" draw:start-glue-point="2" draw:end-shape="id3" draw:end-glue-point="0">
          <text:p text:style-name="P1"/>
        </draw:connector>
        <draw:connector draw:style-name="gr4" draw:text-style-name="P6" draw:layer="layout" draw:type="line" svg:x1="22.25cm" svg:y1="12cm" svg:x2="21.75cm" svg:y2="14cm" draw:start-shape="id2" draw:start-glue-point="2" draw:end-shape="id4" draw:end-glue-point="0">
          <text:p text:style-name="P1"/>
        </draw:connector>
        <draw:connector draw:style-name="gr3" draw:text-style-name="P6" draw:layer="layout" draw:type="line" svg:x1="22.25cm" svg:y1="12cm" svg:x2="25.25cm" svg:y2="16cm" draw:start-shape="id2" draw:start-glue-point="2" draw:end-shape="id5" draw:end-glue-point="0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Task scheduling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The API allows a program to <text:span text:style-name="T1">create</text:span> multiple threads</text:p>
              </text:list-item>
            </text:list>
            <text:list text:style-name="L3">
              <text:list-item>
                <text:p text:style-name="P3">But how many threads can run simultaneously depends on how many physical <text:span text:style-name="T1">processors</text:span> you have</text:p>
              </text:list-item>
            </text:list>
            <text:list text:style-name="L3">
              <text:list-item>
                <text:list>
                  <text:list-item>
                    <text:p text:style-name="P4">e.g., dual-core, quad-core SMP</text:p>
                  </text:list-item>
                </text:list>
              </text:list-item>
            </text:list>
            <text:list text:style-name="L3">
              <text:list-item>
                <text:p text:style-name="P3">The <text:span text:style-name="T1">scheduler</text:span> assigns runnable threads to processors</text:p>
              </text:list-item>
            </text:list>
            <text:list text:style-name="L3">
              <text:list-item>
                <text:list>
                  <text:list-item>
                    <text:p text:style-name="P4">Done by the <text:span text:style-name="T1">operating system</text:span>, not the Java V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more threads than processors, scheduler may <text:span text:style-name="T1">preempt</text:span> running threads to allow others to ru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thread has a <text:span text:style-name="T1">priority</text:span> (“nice” valu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Lower priority threads might get <text:span text:style-name="T1">starv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Creating a thread object in Java 1.5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Class <text:span text:style-name="T1">design</text:span>:</text:p>
              </text:list-item>
            </text:list>
            <text:list text:style-name="L3">
              <text:list-item>
                <text:list>
                  <text:list-item>
                    <text:p text:style-name="P4">Each thread is a separate <text:span text:style-name="T1">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xecutor</text:span> (master thread) is another 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Created from <text:span text:style-name="T5">main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 thread objects should implement the <text:span text:style-name="T1">interface</text:span> <text:span text:style-name="T5">Runnable</text:span> (java.lang):</text:p>
              </text:list-item>
            </text:list>
            <text:list text:style-name="L3">
              <text:list-item>
                <text:list>
                  <text:list-item>
                    <text:p text:style-name="P4">Define <text:span text:style-name="T1">method</text:span>: public void <text:span text:style-name="T5">run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use <text:span text:style-name="T1">utility</text:span> methods in class <text:span text:style-name="T5">Thread</text:span> (java.lan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Thread.sleep( 100 );</text:span><text:tab/><text:tab/><text:span text:style-name="T6">// timed wait for 100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Example: PrintTask</text:p>
          </draw:text-box>
        </draw:frame>
        <draw:frame presentation:style-name="pr6" draw:text-style-name="P11" draw:layer="layout" svg:width="25.199cm" svg:height="14.561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7">import java.util.Random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7">class PrintTask implements </text:span><text:span text:style-name="T8">Runnable</text:span><text:span text:style-name="T7">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7">private int sleepTim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7">private String nam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7">private static Random gen = new Random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7">public PrintTask( String name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this.</text:span><text:span text:style-name="T8">name</text:span><text:span text:style-name="T7"> = name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this.</text:span><text:span text:style-name="T8">sleepTime</text:span><text:span text:style-name="T7"> = gen.nextInt( 5000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7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7">public void run(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System.out.println( name + “: good night!”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8">Thread.sleep</text:span><text:span text:style-name="T7">( sleepTime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System.out.println( name <text:s/>+ “: good morning!”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7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7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Managing threads in Java 1.5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The <text:span text:style-name="T1">executor</text:span> object implements interface <text:span text:style-name="T5">ExecutorService</text:span> (java.util.concurrent):</text:p>
              </text:list-item>
            </text:list>
            <text:list text:style-name="L3">
              <text:list-item>
                <text:list>
                  <text:list-item>
                    <text:p text:style-name="P4">Defines <text:span text:style-name="T1">method</text:span>: public void <text:span text:style-name="T5">execute</text:span>()</text:p>
                  </text:list-item>
                </text:list>
              </text:list-item>
            </text:list>
            <text:list text:style-name="L3">
              <text:list-item>
                <text:p text:style-name="P3">The class <text:span text:style-name="T5">Executors</text:span> (java.util.concurrent) provides static methods to <text:span text:style-name="T1">create</text:span> executor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Executors.<text:span text:style-name="T5">newFixedThreadPool</text:span>( 3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reates a new <text:span text:style-name="T5">ExecutorService</text:span> object that can run up to three <text:span text:style-name="T1">threads</text:span> simultaneous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more than three threads are to be executed, the <text:span text:style-name="T5">ExecutorService</text:span> object <text:span text:style-name="T1">queues</text:span> them up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Example: RunnableTester</text:p>
          </draw:text-box>
        </draw:frame>
        <draw:frame presentation:style-name="pr6" draw:text-style-name="P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7">import java.util.concurrent.*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7">public class RunnableTester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7">public static void main( String args[]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7">PrintTask task1 = </text:span><text:span text:style-name="T8">new PrintTask</text:span><text:span text:style-name="T7">( “Thread 1”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7">PrintTask task2 = new PrintTask( “Thread 2”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7">ExecutorService master = Executors.</text:span><text:span text:style-name="T8">newFixedThreadPool</text:span><text:span text:style-name="T7">( 3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7">master.</text:span><text:span text:style-name="T8">execute</text:span><text:span text:style-name="T7">( task1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7">master.execute( task2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7">master.</text:span><text:span text:style-name="T8">shutdown</text:span><text:span text:style-name="T7">(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7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9">Master fires up worker threads, then </text:span><text:span text:style-name="T10">quits</text:span></text:p>
              </text:list-item>
            </text:list>
            <text:list text:style-name="L3">
              <text:list-item>
                <text:p text:style-name="P15"><text:span text:style-name="T9">Worker threads </text:span><text:span text:style-name="T10">continue</text:span><text:span text:style-name="T9"> running afterward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Lab5</text:span> due <text:span text:style-name="T5">Wed 11Apr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ile I/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ore <text:span text:style-name="T1">inventory</text:span> and <text:span text:style-name="T1">point-of-sale</text:span>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orth <text:span text:style-name="T1">60 points</text:span></text:p>
                  </text:list-item>
                </text:list>
              </text:list-item>
            </text:list>
            <text:list text:style-name="L3">
              <text:list-item>
                <text:p text:style-name="P3">Last day for submitting <text:span text:style-name="T1">late</text:span> labs is <text:span text:style-name="T5">Fri 13Apr</text:span></text:p>
              </text:list-item>
            </text:list>
            <text:list text:style-name="L3">
              <text:list-item>
                <text:p text:style-name="P3">Last day of <text:span text:style-name="T1">classes</text:span> is <text:span text:style-name="T5">Mon 16Apr</text:span></text:p>
              </text:list-item>
            </text:list>
            <text:list text:style-name="L3">
              <text:list-item>
                <text:p text:style-name="P3"><text:span text:style-name="T1">Final</text:span> exam is <text:span text:style-name="T5">Fri 20Apr</text:span> 2-4p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Sean Ho</meta:initial-creator>
    <meta:creation-date>2007-01-15T12:24:22</meta:creation-date>
    <dc:creator>Sean Ho</dc:creator>
    <dc:date>2007-04-04T13:01:14</dc:date>
    <dc:language>en-US</dc:language>
    <meta:editing-cycles>137</meta:editing-cycles>
    <meta:editing-duration>P5DT6H55M43S</meta:editing-duration>
    <meta:user-defined meta:name="Info 1"/>
    <meta:user-defined meta:name="Info 2"/>
    <meta:user-defined meta:name="Info 3"/>
    <meta:user-defined meta:name="Info 4"/>
    <meta:document-statistic meta:object-count="211"/>
  </office:meta>
</office:document-meta>
</file>